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feb" officeooo:paragraph-rsid="00123feb"/>
    </style:style>
    <style:style style:name="P2" style:family="paragraph" style:parent-style-name="Standard">
      <style:text-properties fo:font-size="16pt" fo:font-weight="bold" officeooo:rsid="00123feb" officeooo:paragraph-rsid="00123feb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2b694" officeooo:paragraph-rsid="0012b69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pital (#<text:span text:style-name="T1">codigo</text:span>, nombre</text:p>
      <text:p text:style-name="P1"/>
      <text:p text:style-name="P1">Paciente (#<text:span text:style-name="T1">DNI</text:span>, nombre, apellido1, apellido2, direccion, ponlacion, provincia, CP, telefono, fec_nac</text:p>
      <text:p text:style-name="P1"/>
      <text:p text:style-name="P1">Medico (#<text:span text:style-name="T1">DNI</text:span>, nombre, apellido1, apellido2, telefono, especialidad</text:p>
      <text:p text:style-name="P1"/>
      <text:p text:style-name="P1">Hospital_Paciente (<text:span text:style-name="T2">#codigo_hospital, #DNI_paciente</text:span>)</text:p>
      <text:p text:style-name="P1"/>
      <text:p text:style-name="P1">Paciente_Medico (<text:span text:style-name="T2">#DNI_paciente, #DNI_medico</text:span>)</text:p>
      <text:p text:style-name="P1"/>
      <text:p text:style-name="P2">Claves Foráneas</text:p>
      <text:p text:style-name="P1"/>
      <text:p text:style-name="P1">Hospital_Paciente (#c<text:span text:style-name="T2">odigo_hospital</text:span>) → Hospital (#<text:span text:style-name="T1">codigo</text:span>)</text:p>
      <text:p text:style-name="P1"/>
      <text:p text:style-name="P1">Hospital_Paciente (#<text:span text:style-name="T2">DNI_paciente</text:span>) → Paciente (#<text:span text:style-name="T1">DNI</text:span>)</text:p>
      <text:p text:style-name="P1"/>
      <text:p text:style-name="P1">Paciente_Medico (#<text:span text:style-name="T2">DNI_medico</text:span>) → Medico (#<text:span text:style-name="T1">DNI</text:span>)</text:p>
      <text:p text:style-name="P1"/>
      <text:p text:style-name="P3">Paciente_Medico (#<text:span text:style-name="T2">DNI_paciente</text:span>) → Paciente (#<text:span text:style-name="T1">DNI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8:39:11.844000000</meta:creation-date>
    <dc:date>2025-11-10T18:51:17.155000000</dc:date>
    <meta:editing-duration>PT1M7S</meta:editing-duration>
    <meta:editing-cycles>1</meta:editing-cycles>
    <meta:document-statistic meta:table-count="0" meta:image-count="0" meta:object-count="0" meta:page-count="1" meta:paragraph-count="10" meta:word-count="49" meta:character-count="503" meta:non-whitespace-character-count="464"/>
    <meta:generator>LibreOffice/24.2.3.2$Windows_X86_64 LibreOffice_project/433d9c2ded56988e8a90e6b2e771ee4e6a5ab2ba</meta:generator>
  </office:meta>
</office:document-meta>
</file>